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application/rdf+xml" manifest:full-path="akn/akn.owl"/>
  <manifest:file-entry manifest:media-type="" manifest:full-path="akn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7T14:56:12</meta:creation-date>
    <dc:date>2011-02-07T15:04:43</dc:date>
    <dc:creator>Ashok Hariharan</dc:creator>
    <meta:editing-duration>PT3M43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Dim odoc

odoc = thisComponent

Dim osection 

osection = odoc.getTextSections().getByName("Section1")

Xray osection



Dim icmeta

icmeta = odoc.createInstance("com.sun.star.text.InContentMetadata")

XRay icmeta


Dim sectionRange

sectionRange = osection.getAnchor()

Dim docText

docText= odoc.getText()

docText.insertTextContent(sectionRange, icmeta, true)

'Generate RDFcomment

            

UriService = com.sun.star.rdf.URI
UriSService = com.sun.star.rdf.URIs
LiteralService = com.sun.star.rdf.Literal


Dim uriComment

uriComment = UriService.createKnown(UriSService.RDFS_COMMENT)

Dim rdfLiteral

rdfLiteral =LiteralService.create("Simple RDF Comment")


Dim owlDoc 

owlDoc = UriService.create( "http://akomantoso.org/ontologies/section/KE/ontology.owl")

Xray owlDoc


Dim rdfMetafile

XRay odoc

rdfMetafile = odoc.addMetadataFile("akn/akn.owl", Array(owlDoc))

Dim rdfGraph

rdfGraph = odoc.getRDFRepository().getGraph(rdfMetafile)

rdfGraph.addStatement(icmeta, uriComment, rdfLiteral)

XRay rdfGraph


'Dim rdfURI = odoc.addMetadataFile("akn/ontology.owl", owlDoc)
'odoc.
'owlDoc = UriService.
'UriSService

End Sub

Sub Test_RDF_URI


  UriService = com.sun.star.rdf.URI
    
    oSubject = UriService.create("http://hallo/hallo")
    print oSubject.StringValue
    
    oSubjectNS = UriService.createNS("ftp:","//foo/bar")
    print oSubjectNS.StringValue
    
    oSubjectKnown = UriService.createKnown(com.sun.star.rdf.URIs.XSD_DECIMAL)
    print oSubjectKnown.StringValue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